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Normal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list-style-name="L3">
      <style:paragraph-properties fo:text-align="start" style:justify-single-word="false"/>
    </style:style>
    <style:style style:name="P3" style:family="paragraph" style:parent-style-name="Text_20_body">
      <style:paragraph-properties fo:text-align="start" style:justify-single-word="false"/>
      <style:text-properties fo:font-size="10pt" fo:font-weight="bold" style:font-size-asian="10pt" style:font-weight-asian="bold" style:font-size-complex="10pt" style:font-weight-complex="bold"/>
    </style:style>
    <style:style style:name="P4" style:family="paragraph" style:parent-style-name="Text_20_body">
      <style:paragraph-properties fo:text-align="start" style:justify-single-word="false"/>
      <style:text-properties fo:font-size="10pt" fo:font-weight="normal" style:font-size-asian="10pt" style:font-weight-asian="normal" style:font-size-complex="10pt" style:font-weight-complex="normal"/>
    </style:style>
    <style:style style:name="P5" style:family="paragraph" style:parent-style-name="Text_20_body" style:list-style-name="L1">
      <style:paragraph-properties fo:text-align="start" style:justify-single-word="false"/>
      <style:text-properties fo:font-size="10pt" fo:font-weight="normal" style:font-size-asian="10pt" style:font-weight-asian="normal" style:font-size-complex="10pt" style:font-weight-complex="normal"/>
    </style:style>
    <style:style style:name="P6" style:family="paragraph" style:parent-style-name="Text_20_body">
      <style:paragraph-properties fo:text-align="start" style:justify-single-word="false"/>
      <style:text-properties fo:font-weight="bold" style:font-weight-asian="bold" style:font-weight-complex="bold"/>
    </style:style>
    <style:style style:name="P7" style:family="paragraph" style:parent-style-name="Text_20_body">
      <style:paragraph-properties fo:text-align="start" style:justify-single-word="false"/>
      <style:text-properties fo:font-weight="bold"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Heading_20_1">
      <style:paragraph-properties fo:text-align="center" style:justify-single-word="false"/>
      <style:text-properties fo:font-size="14pt" style:font-size-asian="14pt" style:font-size-complex="14pt"/>
    </style:style>
    <style:style style:name="T1" style:family="text">
      <style:text-properties fo:font-size="10pt"/>
    </style:style>
    <style:style style:name="T2" style:family="text">
      <style:text-properties fo:font-size="10pt" fo:font-weight="normal"/>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style:font-size-asian="10pt" style:font-size-complex="10pt"/>
    </style:style>
    <style:style style:name="T5" style:family="text">
      <style:text-properties fo:font-size="10pt" fo:font-weight="bold" style:font-size-asian="10pt" style:font-size-complex="10pt"/>
    </style:style>
    <style:style style:name="T6" style:family="text">
      <style:text-properties fo:font-size="10pt" fo:font-weight="bold" style:font-size-asian="10pt" style:font-weight-asian="normal" style:font-size-complex="10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Modifiche allo script di gestione sms su srvxymon1</text:h>
      <text:p text:style-name="P3">Stato attuale:</text:p>
      <text:p text:style-name="P4">Attualmente lo script PERL legge dal file /etc/checksms.conf i parametri di configurazione. Questo file è diviso in sezioni. In particolare la sezione [DB] prevede i parametri di accesso al database Mysql locale della macchina, mentre nella sezione [FTP] <text:s/>prevede l'accesso a tre directory: </text:p>
      <text:list xml:id="list28601426" text:style-name="L1">
        <text:list-item>
          <text:p text:style-name="P5">directory DIR_INPUT /var/spool/sms/incoming/ dove il gestore dei messaggi deposita gli sms in entrata</text:p>
        </text:list-item>
        <text:list-item>
          <text:p text:style-name="P5">directory DIR_OUTPUT /var/spool/sms/outgoing/ da dove vengono inviati gli sms di risposta ai destinatari</text:p>
        </text:list-item>
        <text:list-item>
          <text:p text:style-name="P5">directory LOCAL_PATH /tmp/ dove vengono lavorati i messaggi di ingresso e trasformati in messaggi in uscita</text:p>
        </text:list-item>
      </text:list>
      <text:p text:style-name="P1"><text:span text:style-name="T3">Nella sezione [GENERIC] c'è invece il livello di log al di sopra o a livello uguale vengono stampati i messaggi nel file /var/log/&lt;nomescript&gt;.log e l'intervallo di polling settato a 5 secondi. Questo parametro indica ogni quanti secondi lo script esamina la directory dove arrivano gli sms degli utenti. </text:span></text:p>
      <text:p text:style-name="P1"><text:span text:style-name="T3">Esso scansiona i file della directory /var/spool/sms/incoming, escludendo i file che iniziano con “.” . Per ogni file “buono” lo copia nella directory di lavoro /tmp ed inizia a lavorarlo.</text:span></text:p>
      <text:p text:style-name="P1"><text:span text:style-name="T3">In particolare (sub getMobileNumber), legge ogni riga del file e nella sub checkTextSMS controlla che la riga del file contenga un valore uguale <text:s/>ad uno dei valori presenti nel file /etc/type_account.csv aperto come tabella di database e precisamente nel campo <text:s/>text_sms che può assumere uno dei valori segg:</text:span></text:p>
      <text:list xml:id="list29200486" text:style-name="L3">
        <text:list-item>
          <text:p text:style-name="P2"><text:span text:style-name="T3">"wifi"</text:span></text:p>
        </text:list-item>
        <text:list-item>
          <text:p text:style-name="P2"><text:span text:style-name="T3">"infanzia"</text:span></text:p>
        </text:list-item>
        <text:list-item>
          <text:p text:style-name="P2"><text:span text:style-name="T3">"nido"</text:span></text:p>
        </text:list-item>
        <text:list-item>
          <text:p text:style-name="P2"><text:span text:style-name="T3">"comune"</text:span></text:p>
        </text:list-item>
        <text:list-item>
          <text:p text:style-name="P2"><text:span text:style-name="T3">"zerotre"</text:span></text:p>
        </text:list-item>
        <text:list-item>
          <text:p text:style-name="P2"><text:span text:style-name="T3">"cert"</text:span></text:p>
        </text:list-item>
        <text:list-item>
          <text:p text:style-name="P2"><text:span text:style-name="T3">"password"</text:span></text:p>
        </text:list-item>
      </text:list>
      <text:p text:style-name="P1"><text:span text:style-name="T3">Se trova uno di questi valori preleva dal file il corrispondente valore del campo type_account (il codice relativo) e max_time (cioè per quanto tempo il messaggio viene mantenuto).</text:span></text:p>
      <text:p text:style-name="P1"><text:span text:style-name="T3">Sempre nella sub getMobileNumber viene ricercato il numero di telefono del chiamante andando a cercare il carattere “:”. Infatti il messaggio arriva con una riga del tipo “From: &lt;nro telefono&gt; “ e quindi se lo script lo trova, lo preleva. </text:span></text:p>
      <text:p text:style-name="P1"><text:span text:style-name="T3">Quindi si esece dalla sub getMobileNumber con un array di valori che sono il tipo relativo al messaggio inviato (v. elenco sopra) ed il numero telefonico del chiamante che deve chiamare dall'Italia altrimenti lo script non ritorna nulla (“39” nei primi due caratteri del numero). </text:span></text:p>
      <text:p text:style-name="P1"><text:span text:style-name="T3">Se all'uscita della sub getMobileNumber il tipo è valorizzato viene eseguita la sub updateAccount che aggiorna o inserisce i dati dell'utente nel db locale mysql.</text:span></text:p>
      <text:p text:style-name="P1"><text:span text:style-name="T3">In particolare se il tipo è 100 (richiesta password) che indica la richiesta di una nuova password, allora viene generata una nuova password e viene aggiornata per quel n.ro telefonico:</text:span></text:p>
      <text:p text:style-name="P1"><text:span text:style-name="T3">update radcheck set Value=? where Attribute='Password' and Username=? Dove Value è la nuova password e username è il numero telefonico.</text:span></text:p>
      <text:p text:style-name="P1"><text:span text:style-name="T3">Altrimenti viene ricercato nel db locale mysql se quell'utente esisteva già:</text:span></text:p>
      <text:p text:style-name="P1"><text:span text:style-name="T3">Se non esiste:</text:span></text:p>
      <text:p text:style-name="P1"><text:span text:style-name="T3">Viene inserito nella tabella radcheck un nuovo record con la password generata:</text:span></text:p>
      <text:p text:style-name="P1"><text:span text:style-name="T3">INSERT INTO radcheck (Value, Attribute, Username) VALUES (?, 'Password', ?) e viene inserito un ulteriore record che indica che l'utente è abilitato ai servizi previsti via sms:</text:span></text:p>
      <text:p text:style-name="P1"><text:soft-page-break/><text:span text:style-name="T3">INSERT INTO radcheck (Value, Attribute, Username, op) VALUES ('1', 'Simultaneous-Use', ?,':=')</text:span></text:p>
      <text:p text:style-name="P1"><text:span text:style-name="T3">Viene inoltre creata una nuova riga nella tabella radusertype per indicare che l'utente è abilitato e la data di inizio dell'abilitazione e a quale servizio è abilitato:</text:span></text:p>
      <text:p text:style-name="P1"><text:span text:style-name="T3">INSERT INTO radusertype (UserName, Valid, TypeAccount, CreationDate) VALUES (?, 1, ?, now())</text:span></text:p>
      <text:p text:style-name="P1"><text:span text:style-name="T3">Se invece l'utente esiste già nel db mysql allora :</text:span></text:p>
      <text:p text:style-name="P1"><text:span text:style-name="T3">Viene aggiornata la password:</text:span></text:p>
      <text:p text:style-name="P1"><text:span text:style-name="T3">update radcheck set Value = ? where Username=? and Attribute='Password'</text:span></text:p>
      <text:p text:style-name="P1"><text:span text:style-name="T3">Viene tentato di creare un nuovo record per indicare a cosa è abilitato l'utente, ma se esiste già viene riabilitato e gli viene data come data di creazione oggi.</text:span></text:p>
      <text:p text:style-name="P1"><text:span text:style-name="T3">insert into radusertype (UserName, Valid, TypeAccount, CreationDate) VALUES (?, 1, ?, now()) ON DUPLICATE KEY UPDATE Valid=1, CreationDate = now().</text:span></text:p>
      <text:p text:style-name="P1"><text:span text:style-name="T3">Se la richiesta era quella di aggiornamento password (Password come testo del sms) allora </text:span></text:p>
      <text:p text:style-name="P1"><text:span text:style-name="T3">viene mandato un sms di risposta del tipo :</text:span></text:p>
      <text:p text:style-name="P1"><text:span text:style-name="T3">COMUNE DI LIVORNO - La password del tuo account SMS &lt;number&gt; e' stata modificata. La nuova password e' &lt;password&gt; sostituendo nel messaggio &lt;number&gt; col numero di telefono del chiamante e &lt;password&gt; con la nuova password in chiaro generata.</text:span></text:p>
      <text:p text:style-name="P1"><text:span text:style-name="T3">Altrimenti viene mandato un sms del tipo:</text:span></text:p>
      <text:p text:style-name="P1"><text:span text:style-name="T3">COMUNE DI LIVORNO - Il tuo account e' composto da username &lt;number&gt; e password &lt;password&gt;.</text:span></text:p>
      <text:p text:style-name="P1"><text:span text:style-name="T3">A questo punto viene completamente cambiato il file di input nella dir /tmp con i segg. Testo:</text:span></text:p>
      <text:p text:style-name="P1"><text:span text:style-name="T3"/></text:p>
      <text:p text:style-name="P1"><text:span text:style-name="T3">To: &lt;numero&gt;</text:span></text:p>
      <text:p text:style-name="P1"><text:span text:style-name="T3"/></text:p>
      <text:p text:style-name="P1"><text:span text:style-name="T3">&lt;testo del messaggio&gt; che è uno dei due visti sopra.</text:span></text:p>
      <text:p text:style-name="P1"><text:span text:style-name="T3"/></text:p>
      <text:p text:style-name="P1"><text:span text:style-name="T3">Il file così modificato viene scritto nella directory /var/spool/sms/outgoing/&lt;numero telefonico chiamante&gt; per essere spedito dal centralino sms.</text:span></text:p>
      <text:p text:style-name="P1"><text:span text:style-name="T3">Lo script poi dorme per i secondi previsti nell'intervallo di polling e riprende a esaminare la directory di input.</text:span></text:p>
      <text:p text:style-name="P1"><text:span text:style-name="T3"/></text:p>
      <text:p text:style-name="P6"><text:span text:style-name="T4">Modifiche effettuate:</text:span></text:p>
      <text:p text:style-name="P8"><text:span text:style-name="T4">Le modifiche effettuate dovevano prevedere il fatto che l'sms proveniente dall'app smsCert non spediva solo il messaggio del tipo:</text:span></text:p>
      <text:p text:style-name="P8"><text:span text:style-name="T4">From: &lt;nro_telefonico&gt;</text:span></text:p>
      <text:p text:style-name="P8"><text:span text:style-name="T4">&lt;testo richiesta&gt; (password,wifi,cert....)</text:span></text:p>
      <text:p text:style-name="P8"><text:span text:style-name="T4">ma che il messaggio prevedeva una ulteriore riga:</text:span></text:p>
      <text:p text:style-name="P8"><text:span text:style-name="T4">From: &lt;nro telefonico&gt;</text:span></text:p>
      <text:p text:style-name="P8"><text:span text:style-name="T4">&lt;testo richiesta&gt;(solo cert)</text:span></text:p>
      <text:p text:style-name="P8"><text:span text:style-name="T4">cert;&lt;codice fiscale&gt;;&lt;e-mail&gt;;&lt;tipo uso&gt;;&lt;codice uso&gt;</text:span></text:p>
      <text:p text:style-name="P8"><text:span text:style-name="T4">Questi dati poi dovevano essere scritti in una tabella Oracle (ced.smscert) con la segg. Struttura:</text:span></text:p>
      <text:p text:style-name="P8"><text:span text:style-name="T4">TIPO<text:tab/>VARCHAR2(10 BYTE)</text:span></text:p>
      <text:p text:style-name="P8"><text:span text:style-name="T4">TEL<text:tab/>VARCHAR2(20 BYTE)</text:span></text:p>
      <text:p text:style-name="P8"><text:span text:style-name="T4">TESTO<text:tab/>VARCHAR2(200 BYTE)</text:span></text:p>
      <text:p text:style-name="P8"><text:span text:style-name="T4">DATA<text:tab/>DATE</text:span></text:p>
      <text:p text:style-name="P8"><text:soft-page-break/><text:span text:style-name="T4">LAVORATO<text:tab/>CHAR(1 BYTE)</text:span></text:p>
      <text:p text:style-name="P8"><text:span text:style-name="T4">Dove TIPO è cert fisso, TEL è il numero del chiamante , TESTO è il testo nella seconda riga del messaggio, DATA è la data di inserimento e LAVORATO è un flag che se=0 indica che il record deve essere ancora lavorato dal generatore di certificati.</text:span></text:p>
      <text:p text:style-name="P8"><text:span text:style-name="T4">Mancava completamente nel server il driver per l'accesso al database oracle. </text:span></text:p>
      <text:p text:style-name="P8"><text:span text:style-name="T4">Allora è stato scaricato via ftp l'instantclient oracle (la versione più vecchia è la 10.1.0.5) che permette di accedere a db Oracle senza installare tutto il client Oracle sulla macchina. Sono stati scaricati i packages basic e sdk che servono per generare il modulo perl di accesso. Si trovano nella directory /home/ced.</text:span></text:p>
      <text:p text:style-name="P8"><text:span text:style-name="T4">Il client è stato installato nella dir /usr/instantclient.</text:span></text:p>
      <text:p text:style-name="P8"><text:span text:style-name="T4">In particolare nella dir /usr/instantclient/lib/oracle/10.1.0.5/client/lib ci sono le librerie per l'accesso (i veri e propri driver) mentre nella dir <text:s/>/usr/instantclient/include/oracle/10.1.0.5/client ci sono le include per la generazione del modulo perl di accesso ad Oracle. </text:span></text:p>
      <text:p text:style-name="P8"><text:span text:style-name="T4">Inoltre <text:s/>nella dir /usr/instantclient/lib/oracle/10.1.0.5/client/ c'è la subdir rdbms che è stata creata appositamente per far trovare dei file allo script di generazione del modulo (Makefile.PL).Quindi nella dir</text:span></text:p>
      <text:p text:style-name="P8"><text:span text:style-name="T4">/usr/instantclient/lib/oracle/10.1.0.5/client/rdbms/demo è stato copiato il file demo.mk in demo_rdbms.mk che lo script di generazione deve trovare.</text:span></text:p>
      <text:p text:style-name="P8"><text:span text:style-name="T4">Nella dir <text:s/>usr/instantclient/lib/oracle/10.1.0.5/client/lib sono stati creati segg. Link simbolici:</text:span></text:p>
      <text:p text:style-name="P7"><text:span text:style-name="T4"># ln -s libclntsh.so.10.1 libclntsh.so<text:line-break/># ln -s libocci.so.10.1 libocci.so<text:line-break/></text:span></text:p>
      <text:p text:style-name="P8"><text:span text:style-name="T4">É stato cambiato il .bash_profile nella directory /root relativo all'utente root per avere nel PATH il cammino ai driver di Oracle:</text:span></text:p>
      <text:p text:style-name="P8"><text:span text:style-name="T4">ORACLE_HOME=/usr/instantclient/lib/oracle/10.1.0.5/client</text:span></text:p>
      <text:p text:style-name="P8"><text:span text:style-name="T4">PATH=$PATH:$HOME/bin:$ORACLE_HOME</text:span></text:p>
      <text:p text:style-name="P8"><text:span text:style-name="T4">LD_LIBRARY_PATH=$ORACLE_HOME/lib</text:span></text:p>
      <text:p text:style-name="P8"><text:span text:style-name="T4">export PATH</text:span></text:p>
      <text:p text:style-name="P8"><text:span text:style-name="T4">export LD_LIBRARY_PATH</text:span></text:p>
      <text:p text:style-name="P8"><text:span text:style-name="T4">nella dir /root/.cpan/build è stato eseguito il segg. Comando:</text:span></text:p>
      <text:p text:style-name="P8"><text:span text:style-name="T5">#perl -MCPAN -e shell</text:span><text:span text:style-name="T4"><text:line-break/><text:line-break/>e al prompt di cpan(che è il configuratore di perl per l'installazione di moduli):<text:line-break/><text:line-break/></text:span><text:span text:style-name="T5">cpan&gt; get DBD::Oracle</text:span><text:span text:style-name="T4"><text:line-break/></text:span><text:span text:style-name="T5">cpan&gt; quit</text:span><text:span text:style-name="T4"><text:line-break/></text:span></text:p>
      <text:p text:style-name="P8"><text:span text:style-name="T4">Questo crea nella dir /root/.cpan/build la segg. Directory di Oracle:</text:span></text:p>
      <text:p text:style-name="P8"><text:span text:style-name="T4">DBD-Oracle-1.68-aqKgOo. Si entra in questa directory dove c'è finalmente il file makefile.PL. Questo makefile accetta diversi parametri fra cui -h dove indicare il path ai file di include del driver. Per cui eseguendo da root il comando</text:span></text:p>
      <text:p text:style-name="P1"><text:span text:style-name="T6"># perl Makefile.PL -h</text:span><text:span text:style-name="T1"> </text:span><text:span text:style-name="T6">/usr/instantclient/include/oracle/10.1.0.5/client</text:span></text:p>
      <text:p text:style-name="P8"><text:span text:style-name="T4">dopodichè si esegue il comando</text:span></text:p>
      <text:p text:style-name="P8"><text:span text:style-name="T5"># make install <text:s/></text:span></text:p>
      <text:p text:style-name="P8"><text:span text:style-name="T4">e il driver DBD::Oracle viene installato nella macchina. Per vedere se è uno dei moduli attivi dal prompt dare</text:span></text:p>
      <text:p text:style-name="P8"><text:span text:style-name="T4"># instmodsh</text:span></text:p>
      <text:p text:style-name="P8"><text:span text:style-name="T4">e poi il comando l(ist) e fra i moduli listati ci dovrebbe essere DBD::Oracle.</text:span></text:p>
      <text:p text:style-name="P8"><text:span text:style-name="T4">A questo punto nel modulo checksms deve essere dichiarato che si vuole usare questo modulo con il comando:</text:span></text:p>
      <text:p text:style-name="P8"><text:soft-page-break/><text:span text:style-name="T4">use DBD::Oracle; nelle dichiarazioni all'inizio del modulo.</text:span></text:p>
      <text:p text:style-name="P6"><text:span text:style-name="T4">É stato creato uno script prova.PL per provare l'accesso al database oracle funzionante che scrive un record nella tabella smscert. </text:span></text:p>
      <text:p text:style-name="P8"><text:span text:style-name="T4">La sub getMobileNumber è stata modificata in modo che se il tipo di richiesta è cert (22) allora ritorna anche il testo inserito dall'app smsCert dentro il messaggio.</text:span></text:p>
      <text:p text:style-name="P8"><text:span text:style-name="T4"># --&gt; ho letto che il tipo e' un cert quindi check se e' riga con dati</text:span></text:p>
      <text:p text:style-name="P8"><text:span text:style-name="T4"><text:s text:c="16"/>if ($flag == 1 and $type_found eq "22") {</text:span></text:p>
      <text:p text:style-name="P8"><text:span text:style-name="T4"><text:s text:c="19"/>if (index($text,"cert;") &gt;= 0) {</text:span></text:p>
      <text:p text:style-name="P8"><text:span text:style-name="T4"><text:s text:c="22"/>$cert=$text;</text:span></text:p>
      <text:p text:style-name="P8"><text:span text:style-name="T4"><text:s text:c="19"/>}</text:span></text:p>
      <text:p text:style-name="P8"><text:span text:style-name="T4"><text:s text:c="16"/>}</text:span></text:p>
      <text:p text:style-name="P8"><text:span text:style-name="T4">In particolare tale pezzo di codice controlla che esista la stringa “cert;” nel testo del messaggio e lo salva nella variabile cert. </text:span></text:p>
      <text:p text:style-name="P8"><text:span text:style-name="T4">Poi nella sub updateAccount viene scritta la riga anche nella tabella di Oracle:</text:span></text:p>
      <text:p text:style-name="P8"><text:span text:style-name="T4"># --&gt; qui inserisco la riga del certificato in Oracle ced.smscert</text:span></text:p>
      <text:p text:style-name="P8"><text:span text:style-name="T4"><text:s text:c="8"/>if ($type_account eq "22") {</text:span></text:p>
      <text:p text:style-name="P8"><text:span text:style-name="T4"><text:s text:c="11"/>my $ret = insertOracle($cert,$mobile_number);</text:span></text:p>
      <text:p text:style-name="P8"><text:span text:style-name="T4"><text:s text:c="8"/>}</text:span></text:p>
      <text:p text:style-name="P8"><text:span text:style-name="T4"># --&gt;</text:span></text:p>
      <text:p text:style-name="P8"><text:span text:style-name="T4">E questa è la sub insertOracle:</text:span></text:p>
      <text:p text:style-name="P8"><text:span text:style-name="T4"># --&gt; inserisce la riga del certificato in Oracle</text:span></text:p>
      <text:p text:style-name="P8"><text:span text:style-name="T4"># la riga e' quella scritta dall'app smsCert</text:span></text:p>
      <text:p text:style-name="P8"><text:span text:style-name="T4">sub insertOracle {</text:span></text:p>
      <text:p text:style-name="P8"><text:span text:style-name="T4"># lettura parametri</text:span></text:p>
      <text:p text:style-name="P8"><text:span text:style-name="T4"><text:s text:c="3"/>my $cert = shift;</text:span></text:p>
      <text:p text:style-name="P8"><text:span text:style-name="T4"><text:s text:c="3"/>my $mobile_number = shift;</text:span></text:p>
      <text:p text:style-name="P8"><text:span text:style-name="T4"><text:s text:c="3"/>my $ret = "";</text:span></text:p>
      <text:p text:style-name="P8"><text:span text:style-name="T4"># --&gt; parametri per connessione al db Oracle</text:span></text:p>
      <text:p text:style-name="P8"><text:span text:style-name="T4"><text:s text:c="3"/>my $dbhost = "cedprod";</text:span></text:p>
      <text:p text:style-name="P8"><text:span text:style-name="T4"><text:s text:c="3"/>my $dbsid = "infor";</text:span></text:p>
      <text:p text:style-name="P8"><text:span text:style-name="T4"><text:s text:c="3"/>my $dbport = "1521";</text:span></text:p>
      <text:p text:style-name="P8"><text:span text:style-name="T4"><text:s text:c="3"/>my $dbuser = "ced";</text:span></text:p>
      <text:p text:style-name="P8"><text:span text:style-name="T4"><text:s text:c="3"/>my $dbpass = "ced";</text:span></text:p>
      <text:p text:style-name="P8"><text:span text:style-name="T4"><text:s text:c="3"/>my $dbhg = DBI-&gt;connect("dbi:Oracle:host=$dbhost;sid=$dbsid;port=$dbport",$dbuser,$dbpass) or die $log-&gt;error("Errore connessione db Oracle");</text:span></text:p>
      <text:p text:style-name="P8"><text:span text:style-name="T4"><text:s text:c="3"/>$log-&gt;warning("connesso al database oracle!!");</text:span></text:p>
      <text:p text:style-name="P8"><text:span text:style-name="T4"><text:s text:c="3"/>my $insertstm = "INSERT INTO smscert (tipo,tel,testo,lavorato) VALUES ('cert',?,?,'0')";</text:span></text:p>
      <text:p text:style-name="P8"><text:span text:style-name="T4"><text:s text:c="3"/>my $sth =$dbhg-&gt;prepare($insertstm) or die $log-&gt;error("errore nella preparazione dello statement");</text:span></text:p>
      <text:p text:style-name="P8"><text:span text:style-name="T4"><text:s text:c="3"/>$sth-&gt;execute($mobile_number,$cert) or die $log-&gt;error("Errore esecuzione insert Oracle");</text:span></text:p>
      <text:p text:style-name="P8"><text:span text:style-name="T4"><text:s text:c="3"/>$sth-&gt;finish();</text:span></text:p>
      <text:p text:style-name="P8"><text:span text:style-name="T4"><text:s text:c="3"/>$dbhg-&gt;disconnect or die $log-&gt;error("eerore chiusura connessione oracle");</text:span></text:p>
      <text:p text:style-name="P8"><text:soft-page-break/><text:span text:style-name="T4"><text:s text:c="3"/>$log-&gt;notice("Certificato inserito");</text:span></text:p>
      <text:p text:style-name="P8"><text:span text:style-name="T4"><text:s text:c="3"/>$ret="ok";</text:span></text:p>
      <text:p text:style-name="P8"><text:span text:style-name="T4"><text:s text:c="3"/>return $ret;</text:span></text:p>
      <text:p text:style-name="P8"><text:span text:style-name="T4">}</text:span></text:p>
      <text:p text:style-name="P8"><text:span text:style-name="T4">Qui sono state lasciati fissi i parametri di accesso al db. In futuro dovrà essere parametrizzato nel file /etc/checksms.conf anche i dati di accesso al db oracle.</text:span></text:p>
      <text:p text:style-name="P6"><text:span text:style-name="T4">N.b.:</text:span></text:p>
      <text:p text:style-name="P6"><text:span text:style-name="T4">Lo script così modificato è stato salvato nel file /usr/local/checksmsnew.pl.</text:span></text:p>
      <text:p text:style-name="P8"><text:span text:style-name="T4"/></text:p>
      <text:p text:style-name="P8"><text:span text:style-name="T4"/></text:p>
      <text:p text:style-name="P1"><text:span text:style-name="T3"/></text:p>
      <text:p text:style-name="P1"><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Normal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text-properties style:font-name="Tahoma" fo:font-size="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12-24T10:43:38.81</dc:date>
    <dc:creator>Stefano Pieraccioni</dc:creator>
    <meta:editing-duration>PT02H20M57S</meta:editing-duration>
    <meta:editing-cycles>25</meta:editing-cycles>
    <meta:generator>OpenOffice.org/3.0$Win32 OpenOffice.org_project/300m15$Build-9379</meta:generator>
    <meta:document-statistic meta:table-count="0" meta:image-count="0" meta:object-count="0" meta:page-count="5" meta:paragraph-count="129" meta:word-count="1559" meta:character-count="10551"/>
    <meta:user-defined meta:name="Info 1"/>
    <meta:user-defined meta:name="Info 2"/>
    <meta:user-defined meta:name="Info 3"/>
    <meta:user-defined meta:name="Info 4"/>
  </office:meta>
</office:document-meta>
</file>